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087651" text:style-name="L2">
        <text:list-item>
          <text:p text:style-name="P1">auth</text:p>
          <text:list>
            <text:list-item>
              <text:p text:style-name="P1">user</text:p>
            </text:list-item>
          </text:list>
        </text:list-item>
        <text:list-item>
          <text:p text:style-name="P1">article_page</text:p>
          <text:list>
            <text:list-item>
              <text:p text:style-name="P1">article</text:p>
            </text:list-item>
            <text:list-item>
              <text:p text:style-name="P1">comment</text:p>
            </text:list-item>
            <text:list-item>
              <text:p text:style-name="P1">picture</text:p>
            </text:list-item>
          </text:list>
        </text:list-item>
        <text:list-item>
          <text:p text:style-name="P1">personal_page</text:p>
          <text:list>
            <text:list-item>
              <text:p text:style-name="P1">message</text:p>
            </text:list-item>
            <text:list-item>
              <text:p text:style-name="P1">invitation_code</text:p>
            </text:list-item>
            <text:list-item>
              <text:p text:style-name="P1">relationshi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21:00:21</meta:creation-date>
    <dc:date>2012-05-30T21:17:30</dc:date>
    <meta:editing-duration>PT1M39S</meta:editing-duration>
    <meta:editing-cycles>1</meta:editing-cycles>
    <meta:document-statistic meta:table-count="0" meta:image-count="0" meta:object-count="0" meta:page-count="1" meta:paragraph-count="10" meta:word-count="20" meta:character-count="20" meta:non-whitespace-character-count="108"/>
    <meta:generator>LibreOffice/3.5$Linux_x86 LibreOffice_project/350m1$Build-2</meta:generator>
  </office:meta>
</office:document-meta>
</file>